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left="9.53mm" fo:margin-right="0mm" fo:text-indent="0mm" style:auto-text-indent="false"/>
      <style:text-properties style:font-name="Courier New"/>
    </style:style>
    <style:style style:name="P3" style:family="paragraph" style:parent-style-name="Standard">
      <style:paragraph-properties fo:margin-left="12.51mm" fo:margin-right="0mm" fo:text-indent="0mm" style:auto-text-indent="false"/>
    </style:style>
    <style:style style:name="P4" style:family="paragraph" style:parent-style-name="Text_20_body">
      <style:text-properties officeooo:paragraph-rsid="001d8fb7"/>
    </style:style>
    <style:style style:name="P5" style:family="paragraph" style:parent-style-name="Heading_20_1">
      <style:text-properties officeooo:rsid="001d8fb7" officeooo:paragraph-rsid="001d8f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n undefined name </text:h>
      <text:p text:style-name="P4"><text:conditional-text text:condition="ooow:true" text:string-value-if-true="foo" text:string-value-if-false="">foo</text:conditional-text></text:p>
      <text:h text:style-name="P5" text:outline-level="1">A syntax error in a conditional field</text:h>
      <text:p text:style-name="P4"><text:conditional-text text:condition="ooow:true" text:string-value-if-true="&quot;foo(x&quot;" text:string-value-if-false="">foo(x</text:conditional-text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02-14T03:03:05.64</meta:creation-date>
    <dc:date>2014-06-23T15:05:35.553331377</dc:date>
    <dc:creator>Luc Saffre</dc:creator>
    <meta:editing-duration>PT57M47S</meta:editing-duration>
    <meta:editing-cycles>20</meta:editing-cycles>
    <meta:generator>LibreOffice/4.2.3.3$Linux_x86 LibreOffice_project/420m0$Build-3</meta:generator>
    <meta:document-statistic meta:table-count="0" meta:image-count="0" meta:object-count="0" meta:page-count="1" meta:paragraph-count="4" meta:word-count="12" meta:character-count="63" meta:non-whitespace-character-count="54"/>
  </office:meta>
</office:document-meta>
</file>